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b2d6" officeooo:paragraph-rsid="0019b2d6"/>
    </style:style>
    <style:style style:name="P2" style:family="paragraph" style:parent-style-name="Standard">
      <style:text-properties officeooo:rsid="0019b2d6" officeooo:paragraph-rsid="001ba565"/>
    </style:style>
    <style:style style:name="P3" style:family="paragraph" style:parent-style-name="Standard" style:list-style-name="L1">
      <style:text-properties officeooo:rsid="0019b2d6" officeooo:paragraph-rsid="001ba565"/>
    </style:style>
    <style:style style:name="P4" style:family="paragraph" style:parent-style-name="Standard">
      <style:text-properties officeooo:rsid="0019b2d6" officeooo:paragraph-rsid="001d1c17"/>
    </style:style>
    <style:style style:name="T1" style:family="text">
      <style:text-properties officeooo:rsid="001ba565"/>
    </style:style>
    <style:style style:name="T2" style:family="text">
      <style:text-properties officeooo:rsid="001cd7ab"/>
    </style:style>
    <style:style style:name="T3" style:family="text">
      <style:text-properties officeooo:rsid="001d1c17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urce: <text:a xlink:type="simple" xlink:href="https://tomcat.apache.org/tomcat-10.0-doc/ssl-howto.html" text:style-name="Internet_20_link" text:visited-style-name="Visited_20_Internet_20_Link">https://tomcat.apache.org/tomcat-10.0-doc/ssl-howto.html</text:a></text:p>
      <text:p text:style-name="P1"/>
      <text:p text:style-name="P1">Objective: Install PKCS12 Certificate on Server</text:p>
      <text:p text:style-name="P1">Given: Only one Certificate per Server</text:p>
      <text:p text:style-name="P1"/>
      <text:p text:style-name="P1">Structure server.xml</text:p>
      <text:p text:style-name="P1"/>
      <text:p text:style-name="P1">&lt;Server&gt;</text:p>
      <text:p text:style-name="P1"/>
      <text:p text:style-name="P1">&lt;Listener&gt;</text:p>
      <text:p text:style-name="P1"><text:tab/>Many of these. E.g. TomEE plugin for Tomcat - Security listener - APR library loader. -</text:p>
      <text:p text:style-name="P1">Prevent memory leaks due to use of particular java/javax APIs</text:p>
      <text:p text:style-name="P1">&lt;/Listener&gt;</text:p>
      <text:p text:style-name="P1"/>
      <text:p text:style-name="P2">&lt;GlobalNamingResources&gt;</text:p>
      <text:p text:style-name="P2">Editable user database that can also be used by UserDatabaseRealm to authenticate users</text:p>
      <text:p text:style-name="P2">&lt;/GlobalNamingResources&gt;</text:p>
      <text:p text:style-name="P1"/>
      <text:p text:style-name="P2">&lt;Service name="Catalina"&gt;</text:p>
      <text:p text:style-name="P2"><text:tab/>A "Service" is a collection of one or more "Connectors" that share</text:p>
      <text:p text:style-name="P2"><text:s text:c="7"/>a single "Container" Note: <text:s/>A "Service" is not itself a "Container",</text:p>
      <text:p text:style-name="P2"><text:s text:c="7"/>so you may not define subcomponents such as "Valves" at this level.</text:p>
      <text:p text:style-name="P2"><text:tab/></text:p>
      <text:p text:style-name="P2"><text:bookmark-start text:name="__DdeLink__1_4154497707"/>&lt;Connector port="8080" .. &gt;</text:p>
      <text:p text:style-name="P2"/>
      <text:p text:style-name="P2">&lt;/Connector&gt; <text:bookmark-end text:name="__DdeLink__1_4154497707"/></text:p>
      <text:p text:style-name="P2"/>
      <text:p text:style-name="P2">&lt;Connector port="8<text:span text:style-name="T1">443</text:span>" .. &gt;</text:p>
      <text:p text:style-name="P2"/>
      <text:p text:style-name="P2">&lt;/Connector&gt; <text:tab/></text:p>
      <text:p text:style-name="P2"/>
      <text:p text:style-name="P2">&lt;Engine name="Catalina" defaultHost="localhost" &gt;</text:p>
      <text:p text:style-name="P2"><text:tab/>&lt;Realm&gt;</text:p>
      <text:p text:style-name="P2"><text:tab/><text:tab/><text:span text:style-name="T2">Examples:</text:span></text:p>
      <text:list xml:id="list1200734708" text:style-name="L1">
        <text:list-item>
          <text:p text:style-name="P3"><text:span text:style-name="T2">L</text:span>ockOutRealm to prevent attempts to guess user passwords via a brute-force attack</text:p>
        </text:list-item>
        <text:list-item>
          <text:p text:style-name="P3">UserDatabase configured in the global JNDI resources under the key UserDatabase". Any edits that are performed against this UserDatabase are immediately available for use by the Realm.</text:p>
        </text:list-item>
      </text:list>
      <text:p text:style-name="P4"><text:tab/>&lt;/Realm&gt;</text:p>
      <text:p text:style-name="P4"/>
      <text:p text:style-name="P4"><text:tab/>&lt;Host name="www.bjmanch.org" <text:s/>appBase="bjmanchApp"</text:p>
      <text:p text:style-name="P4"><text:s text:c="12"/>unpackWARs="true" autoDeploy="true"&gt;</text:p>
      <text:p text:style-name="P4"/>
      <text:p text:style-name="P4"><text:tab/>&lt;/<text:span text:style-name="T3">Host&gt;</text:span> </text:p>
      <text:p text:style-name="P2"/>
      <text:p text:style-name="P2">&lt;/<text:span text:style-name="T2">Engine&gt;</text:span></text:p>
      <text:p text:style-name="P2"/>
      <text:p text:style-name="P2">&lt;/<text:span text:style-name="T1">Service&gt;</text:span></text:p>
      <text:p text:style-name="P1"/>
      <text:p text:style-name="P1">&lt;/Server&gt;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21:59:51.395845453</meta:creation-date>
    <meta:generator>LibreOffice/7.3.7.2$Linux_X86_64 LibreOffice_project/30$Build-2</meta:generator>
    <dc:date>2024-09-04T22:42:04.283708869</dc:date>
    <meta:editing-duration>PT32M1S</meta:editing-duration>
    <meta:editing-cycles>4</meta:editing-cycles>
    <meta:document-statistic meta:table-count="0" meta:image-count="0" meta:object-count="0" meta:page-count="2" meta:paragraph-count="33" meta:word-count="164" meta:character-count="1284" meta:non-whitespace-character-count="1113"/>
  </office:meta>
</office:document-meta>
</file>